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7adb"/>
    </style:style>
    <style:style style:name="P2" style:family="paragraph" style:parent-style-name="Text_20_body" style:list-style-name=""/>
    <style:style style:name="P3" style:family="paragraph" style:parent-style-name="Text_20_body">
      <style:paragraph-properties fo:break-before="page"/>
    </style:style>
    <style:style style:name="P4" style:family="paragraph" style:parent-style-name="Heading_20_1" style:list-style-name=""/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table-of-content text:style-name="Sect1" text:protected="true" text:name="内容目录1">
        <text:table-of-content-source text:outline-level="10">
          <text:index-title-template text:style-name="Contents_20_Heading">设计原则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设计原则</text:p>
          </text:index-title>
          <text:p text:style-name="P5"><text:a xlink:type="simple" xlink:href="#__RefHeading___Toc108_1736026543" text:style-name="Index_20_Link" text:visited-style-name="Index_20_Link">1. 依赖倒置原则（DIP）<text:tab/>2</text:a></text:p>
          <text:p text:style-name="P5"><text:a xlink:type="simple" xlink:href="#__RefHeading___Toc110_1736026543" text:style-name="Index_20_Link" text:visited-style-name="Index_20_Link">2. 开放封闭原则（OCP）<text:tab/>2</text:a></text:p>
          <text:p text:style-name="P5"><text:a xlink:type="simple" xlink:href="#__RefHeading___Toc112_1736026543" text:style-name="Index_20_Link" text:visited-style-name="Index_20_Link">3. 单一职责原则（SRP）<text:tab/>2</text:a></text:p>
          <text:p text:style-name="P5"><text:a xlink:type="simple" xlink:href="#__RefHeading___Toc114_1736026543" text:style-name="Index_20_Link" text:visited-style-name="Index_20_Link">4. Liskov替换原则（LSP）<text:tab/>2</text:a></text:p>
          <text:p text:style-name="P5"><text:a xlink:type="simple" xlink:href="#__RefHeading___Toc116_1736026543" text:style-name="Index_20_Link" text:visited-style-name="Index_20_Link">5. 接口隔离原则（ISP）<text:tab/>2</text:a></text:p>
          <text:p text:style-name="P5"><text:a xlink:type="simple" xlink:href="#__RefHeading___Toc118_1736026543" text:style-name="Index_20_Link" text:visited-style-name="Index_20_Link">6. 优先使用对象组合，而不是类继承<text:tab/>2</text:a></text:p>
          <text:p text:style-name="P5"><text:a xlink:type="simple" xlink:href="#__RefHeading___Toc228_1736026543" text:style-name="Index_20_Link" text:visited-style-name="Index_20_Link">7. 封装变化点<text:tab/>3</text:a></text:p>
          <text:p text:style-name="P5"><text:a xlink:type="simple" xlink:href="#__RefHeading___Toc122_1736026543" text:style-name="Index_20_Link" text:visited-style-name="Index_20_Link">8. 针对接口编程，而不是针对实现编程<text:tab/>3</text:a></text:p>
        </text:index-body>
      </text:table-of-content>
      <text:h text:style-name="P2" text:outline-level="1"/>
      <text:p text:style-name="P3"/>
      <text:h text:style-name="Heading_20_1" text:outline-level="1"><text:bookmark-start text:name="__RefHeading___Toc108_1736026543"/>1. 依赖倒置原则（DIP）<text:bookmark-end text:name="__RefHeading___Toc108_1736026543"/></text:h>
      <text:p text:style-name="Text_20_body"><text:tab/>a.高层模块不应该依赖于底层模块，二者都应该依赖于抽象。</text:p>
      <text:p text:style-name="Text_20_body"><text:tab/>b. 抽象不应该依赖于实现细节，实现细节应该依赖于抽象。</text:p>
      <text:p text:style-name="Text_20_body"/>
      <text:h text:style-name="Heading_20_1" text:outline-level="1"><text:bookmark-start text:name="__RefHeading___Toc110_1736026543"/>2. 开放封闭原则（OCP）<text:bookmark-end text:name="__RefHeading___Toc110_1736026543"/></text:h>
      <text:p text:style-name="Text_20_body"><text:tab/>a. 对扩展开放，对修改封闭。</text:p>
      <text:p text:style-name="Text_20_body"><text:tab/>b. 类模块应该是可扩展的，但是不可修改。</text:p>
      <text:p text:style-name="Text_20_body"/>
      <text:h text:style-name="Heading_20_1" text:outline-level="1"><text:bookmark-start text:name="__RefHeading___Toc112_1736026543"/>3. 单一职责原则（SRP）<text:bookmark-end text:name="__RefHeading___Toc112_1736026543"/></text:h>
      <text:p text:style-name="Text_20_body"><text:tab/>a. 一个类应该仅有一个引起它变化的原因。</text:p>
      <text:p text:style-name="Text_20_body"><text:tab/>b. 变化的方向隐含着类的责任。</text:p>
      <text:p text:style-name="Text_20_body"/>
      <text:h text:style-name="Heading_20_1" text:outline-level="1"><text:bookmark-start text:name="__RefHeading___Toc114_1736026543"/>4. Liskov替换原则（LSP）<text:bookmark-end text:name="__RefHeading___Toc114_1736026543"/></text:h>
      <text:p text:style-name="Text_20_body"><text:tab/>a. 子类必须能够替换它们的基类（IS-A)。</text:p>
      <text:p text:style-name="Text_20_body"><text:tab/>b. 继承表达类型抽象。</text:p>
      <text:p text:style-name="Text_20_body"/>
      <text:h text:style-name="Heading_20_1" text:outline-level="1"><text:bookmark-start text:name="__RefHeading___Toc116_1736026543"/>5. 接口隔离原则（ISP）<text:bookmark-end text:name="__RefHeading___Toc116_1736026543"/></text:h>
      <text:p text:style-name="Text_20_body"><text:tab/>a. 不应该强迫客户程序依赖它们不用的方法。</text:p>
      <text:p text:style-name="Text_20_body"><text:tab/>b.接口应该小而完备。</text:p>
      <text:p text:style-name="Text_20_body"/>
      <text:h text:style-name="Heading_20_1" text:outline-level="1"><text:bookmark-start text:name="__RefHeading___Toc118_1736026543"/>6. 优先使用对象组合，而不是类继承<text:bookmark-end text:name="__RefHeading___Toc118_1736026543"/></text:h>
      <text:p text:style-name="P1"><text:tab/>a. 类继承通常为“白箱复用”，对象组合通常为“黑箱复用”。</text:p>
      <text:p text:style-name="Text_20_body"><text:tab/>b.继承在某种程度上破坏了封装性，子类父类耦合度高。</text:p>
      <text:p text:style-name="Text_20_body">c. 而对象组合则只要求被组合的对象具有良好定义的接口，耦合度低。</text:p>
      <text:p text:style-name="Text_20_body"><text:soft-page-break/></text:p>
      <text:h text:style-name="Heading_20_1" text:outline-level="1"><text:bookmark-start text:name="__RefHeading___Toc228_1736026543"/>7. 封装变化点<text:bookmark-end text:name="__RefHeading___Toc228_1736026543"/></text:h>
      <text:p text:style-name="Text_20_body"><text:tab/>a. 使用封装来创建对象之间的分界层，让设计者可以在分界层的一侧进行修改，而不会对另一侧产生不良的影响，从而实现层次间的松耦合。</text:p>
      <text:p text:style-name="Text_20_body"/>
      <text:h text:style-name="Heading_20_1" text:outline-level="1"><text:bookmark-start text:name="__RefHeading___Toc122_1736026543"/>8. 针对接口编程，而不是针对实现编程<text:bookmark-end text:name="__RefHeading___Toc122_1736026543"/></text:h>
      <text:p text:style-name="Text_20_body"><text:tab/>a. 不将变量类型声明为某个特定的具体类，而是声明为某个接口。</text:p>
      <text:p text:style-name="Text_20_body"><text:tab/>b. 客户程序无需获知对象的具体类型，只需要知道对象所具有的接口。</text:p>
      <text:p text:style-name="Text_20_body"><text:tab/>c. 减少系统中部分的依赖关系，从而实现“高内聚，松耦合”的类型设计方案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>
      <text:sort-key text:sort-ascending="true"/>
      <text:sort-key text:sort-ascending="true"/>
      <text:sort-key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44:30.954447192</meta:creation-date>
    <meta:generator>LibreOffice/6.0.7.3$Linux_X86_64 LibreOffice_project/00m0$Build-3</meta:generator>
    <dc:date>2019-06-09T19:12:19.023156625</dc:date>
    <meta:editing-duration>PT16M54S</meta:editing-duration>
    <meta:editing-cycles>3</meta:editing-cycles>
    <meta:document-statistic meta:table-count="0" meta:image-count="0" meta:object-count="0" meta:page-count="3" meta:paragraph-count="34" meta:word-count="604" meta:character-count="725" meta:non-whitespace-character-count="671"/>
  </office:meta>
</office:document-meta>
</file>